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8080" draw:textarea-horizontal-align="center" draw:textarea-vertical-align="middl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cm" fo:min-width="0.66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38cm" svg:y1="3.432cm" svg:x2="4.533cm" svg:y2="5.337cm">
          <text:p/>
        </draw:line>
        <draw:line draw:style-name="gr1" draw:text-style-name="P1" draw:layer="layout" svg:x1="5.803cm" svg:y1="7.242cm" svg:x2="4.533cm" svg:y2="5.337cm">
          <text:p/>
        </draw:line>
        <draw:line draw:style-name="gr1" draw:text-style-name="P1" draw:layer="layout" svg:x1="5.803cm" svg:y1="7.242cm" svg:x2="4.755cm" svg:y2="9.782cm">
          <text:p/>
        </draw:line>
        <draw:line draw:style-name="gr1" draw:text-style-name="P1" draw:layer="layout" svg:x1="5.803cm" svg:y1="1.527cm" svg:x2="6.438cm" svg:y2="3.432cm">
          <text:p/>
        </draw:line>
        <draw:line draw:style-name="gr2" draw:text-style-name="P1" draw:layer="layout" svg:x1="7.708cm" svg:y1="2.797cm" svg:x2="7.073cm" svg:y2="4.702cm">
          <text:p/>
        </draw:line>
        <draw:line draw:style-name="gr2" draw:text-style-name="P1" draw:layer="layout" svg:x1="7.708cm" svg:y1="6.607cm" svg:x2="7.073cm" svg:y2="4.702cm">
          <text:p/>
        </draw:line>
        <draw:line draw:style-name="gr2" draw:text-style-name="P1" draw:layer="layout" svg:x1="7.708cm" svg:y1="6.607cm" svg:x2="6.438cm" svg:y2="8.512cm">
          <text:p/>
        </draw:line>
        <draw:line draw:style-name="gr2" draw:text-style-name="P1" draw:layer="layout" svg:x1="7.708cm" svg:y1="0.892cm" svg:x2="7.708cm" svg:y2="2.797cm">
          <text:p/>
        </draw:line>
        <draw:custom-shape draw:style-name="gr3" draw:text-style-name="P1" draw:layer="layout" svg:width="0.243cm" svg:height="0.22cm" svg:x="4.441cm" svg:y="5.2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2.327cm" svg:height="0.645cm" svg:x="2.973cm" svg:y="3.367cm">
          <draw:text-box>
            <text:p><text:span text:style-name="T1">Intersection</text:span></text:p>
          </draw:text-box>
        </draw:frame>
        <draw:line draw:style-name="gr5" draw:text-style-name="P1" draw:layer="layout" svg:x1="4.603cm" svg:y1="3.866cm" svg:x2="5.084cm" svg:y2="4.536cm">
          <text:p/>
        </draw:line>
        <draw:frame draw:style-name="gr4" draw:layer="layout" svg:width="2.614cm" svg:height="0.962cm" svg:x="3.882cm" svg:y="10.24cm">
          <draw:text-box>
            <text:p>Mesh A</text:p>
          </draw:text-box>
        </draw:frame>
        <draw:frame draw:style-name="gr4" draw:layer="layout" svg:width="2.648cm" svg:height="0.962cm" svg:x="6.477cm" svg:y="8.968cm">
          <draw:text-box>
            <text:p>Mesh B</text:p>
          </draw:text-box>
        </draw:frame>
        <draw:line draw:style-name="gr1" draw:text-style-name="P1" draw:layer="layout" svg:x1="7.035cm" svg:y1="4.504cm" svg:x2="6.876cm" svg:y2="4.597cm">
          <text:p/>
        </draw:line>
        <draw:line draw:style-name="gr1" draw:text-style-name="P1" draw:layer="layout" svg:x1="6.498cm" svg:y1="3.554cm" svg:x2="6.939cm" svg:y2="4.527cm">
          <text:p/>
        </draw:line>
        <draw:frame draw:style-name="gr6" draw:text-style-name="P3" draw:layer="layout" svg:width="1.582cm" svg:height="0.489cm" svg:x="5.688cm" svg:y="3.954cm">
          <draw:text-box>
            <text:p text:style-name="P3"><text:span text:style-name="T2">Distance</text:span></text:p>
          </draw:text-box>
        </draw:frame>
        <draw:custom-shape draw:style-name="gr3" draw:text-style-name="P1" draw:layer="layout" svg:width="0.243cm" svg:height="0.22cm" svg:x="5.661cm" svg:y="7.1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4.65cm" svg:y="9.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6.271cm" svg:y="3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5.687cm" svg:y="1.4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7.568cm" svg:y="0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7.594cm" svg:y="2.6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6.958cm" svg:y="4.6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7.568cm" svg:y="6.4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243cm" svg:height="0.22cm" svg:x="6.323cm" svg:y="8.3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6.571cm" svg:y1="3.509cm" svg:x2="6.412cm" svg:y2="3.6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(Cont</meta:initial-creator>
    <meta:creation-date>2011-07-25T16:28:01</meta:creation-date>
    <dc:date>2011-07-25T16:30:25</dc:date>
    <dc:creator>David (Cont</dc:creator>
    <meta:editing-duration>PT00H02M25S</meta:editing-duration>
    <meta:editing-cycles>1</meta:editing-cycles>
    <meta:document-statistic meta:object-count="26"/>
    <meta:generator>OpenOffice.org/3.1$Unix OpenOffice.org_project/310m19$Build-9420</meta:generator>
  </office:meta>
</office:document-meta>
</file>